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0fc949" officeooo:paragraph-rsid="000fc949" style:font-size-asian="14pt" style:font-size-complex="14pt"/>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officeooo:rsid="000fc949" officeooo:paragraph-rsid="000fc949" style:font-size-asian="10.5pt" style:font-size-complex="12pt"/>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officeooo:rsid="00111e4c" officeooo:paragraph-rsid="00111e4c" style:font-size-asian="10.5pt" style:font-size-complex="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officeooo:rsid="001f9394" officeooo:paragraph-rsid="001f9394" style:font-size-asian="10.5pt" style:font-size-complex="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officeooo:rsid="0025b000" officeooo:paragraph-rsid="0025b000" style:font-size-asian="10.5pt" style:font-size-complex="12pt"/>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officeooo:rsid="001beda6" officeooo:paragraph-rsid="001beda6" style:font-size-asian="10.5pt" style:font-size-complex="12pt"/>
    </style:style>
    <style:style style:name="P7" style:family="paragraph" style:parent-style-name="Standard">
      <style:paragraph-properties fo:text-align="justify" style:justify-single-word="false"/>
      <style:text-properties fo:font-size="12pt" style:text-underline-style="none" officeooo:rsid="000fc949" officeooo:paragraph-rsid="000fc949"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0733c" officeooo:paragraph-rsid="0010733c"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111e4c" officeooo:paragraph-rsid="00111e4c"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133734" officeooo:paragraph-rsid="00133734"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142cd7" officeooo:paragraph-rsid="00142cd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433b1" officeooo:paragraph-rsid="001433b1"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608eb" officeooo:paragraph-rsid="001608eb"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18852e" officeooo:paragraph-rsid="0018852e"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90033" officeooo:paragraph-rsid="00190033"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1a02a7" officeooo:paragraph-rsid="001a02a7"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1b9aab" officeooo:paragraph-rsid="001b9aab"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1beda6" officeooo:paragraph-rsid="001beda6"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ea8c6" officeooo:paragraph-rsid="001ea8c6"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20f23e" officeooo:paragraph-rsid="0020f23e"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2231e5" officeooo:paragraph-rsid="002231e5"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2465b4" officeooo:paragraph-rsid="002465b4"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25b000" officeooo:paragraph-rsid="0025b000"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0fc949" officeooo:paragraph-rsid="000fc949"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27ace5" officeooo:paragraph-rsid="0027ace5" style:font-size-asian="10.5pt" style:font-size-complex="12pt"/>
    </style:style>
    <style:style style:name="T1" style:family="text">
      <style:text-properties officeooo:rsid="00121cf1"/>
    </style:style>
    <style:style style:name="T2" style:family="text">
      <style:text-properties officeooo:rsid="0013657d"/>
    </style:style>
    <style:style style:name="T3" style:family="text">
      <style:text-properties officeooo:rsid="0014ee5f"/>
    </style:style>
    <style:style style:name="T4" style:family="text">
      <style:text-properties officeooo:rsid="00241791"/>
    </style:style>
    <style:style style:name="T5" style:family="text">
      <style:text-properties officeooo:rsid="00266c3f"/>
    </style:style>
    <style:style style:name="T6" style:family="text">
      <style:text-properties officeooo:rsid="0027ac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nsions d’alimentations des différents composants</text:p>
      <text:p text:style-name="P1"/>
      <text:p text:style-name="P7">Pour les 4 modules, voici les différentes tensions d’alimentation à observer.</text:p>
      <text:p text:style-name="P7"/>
      <text:p text:style-name="P2">Carte atténuateur :</text:p>
      <text:p text:style-name="P7">Il n y a qu’une seule tension à injecter. Elle doit faire passer les bits Dn à l’état haut.</text:p>
      <text:p text:style-name="P7">Dans la datasheet, « HIGH » est défini au minimum par 2.6V et maximum par 5.5V</text:p>
      <text:p text:style-name="P25">3.3V sera la tension appliquée à Vdd. Le courant consommé par le f1958 dans ces conditions est au maximum de 400uA</text:p>
      <text:p text:style-name="P7"/>
      <text:p text:style-name="P7">Choisissons « HIGH » = 3.3V</text:p>
      <text:p text:style-name="P7"/>
      <text:p text:style-name="P8">L’état bas a été choisis avec comme référence la masse. « LOW » = 0V.</text:p>
      <text:p text:style-name="P8"/>
      <text:p text:style-name="P8"/>
      <text:p text:style-name="P8"/>
      <text:p text:style-name="P3">Carte Ampli RF</text:p>
      <text:p text:style-name="P9">Cette fois, il y a 2 tensions à appliquer. <text:span text:style-name="T1">Typiquement, la tension d’alimentation (Vcc) est fixée à 5V.</text:span></text:p>
      <text:p text:style-name="P10">Y a moyen que j’ai oublié de mettre des résistances de polarisation sur l’ampli <text:span text:style-name="T6">sur Vcc1 et Vcc2</text:span>. La valeur du courant va donc dépendre des résistances des 2 bobines.<text:span text:style-name="T2">L’idéal serait de rapprocher Icc à 545 mA,donc avec I = U/R, on obtiendrait R = U/I =&gt; <text:s/>5/(545*10^-3) = 9 Ohms environ.</text:span></text:p>
      <text:p text:style-name="P11">Calculons le courant <text:span text:style-name="T6">tiré par</text:span> les bobines. </text:p>
      <text:p text:style-name="P11">L1 = 56nH et L2 = 18nH.</text:p>
      <text:p text:style-name="P12">Pour L1, on trouve dans sa datasheet que sa valeur de résistance DC (ce que l’on veut) est au maximum égale à 310 mOhms. <text:span text:style-name="T3">I = 5/(310*10^-3) = 16.13 A. Le courant max admissible par la bobine est de 600 mA. Ça va faire mal.En injectanc Vcc = 125 mV, ça peut passer.</text:span></text:p>
      <text:p text:style-name="P19">Vraiment, mettre une résistance d’une dizaine d’Ohms semble bien.</text:p>
      <text:p text:style-name="P14">Vbias est la tension d’alim du 2nd étage de sorte à le faire fonctionner en régime linéaire. En prenant Vcc = 5V, I=5/220 = 22.7 mA.</text:p>
      <text:p text:style-name="P15"/>
      <text:p text:style-name="P15">Passons maintenant aux courants de polarisation. Courant de polarisation et d’alimentation sont 2 choses totalement différentes.</text:p>
      <text:p text:style-name="P16">Dans la datasheet, Iref1 tourne autour de 5 mA et Iref2 autour de 20 mA.</text:p>
      <text:p text:style-name="P16">Pour les résistances de polarisation, j’ai choisi R5 = 1.2kOhms et R7 = 200Ohms.</text:p>
      <text:p text:style-name="P17">En fixant la tension Vpd à 5V : Iref1 = 5/1200 =&gt; 4.1 mA</text:p>
      <text:p text:style-name="P17">Iref2 = 5/200 =&gt;25 mA.</text:p>
      <text:p text:style-name="P18">Donc en fait, il y a juste 2 pauvres résistances de polarisation que j’ai oublié. De ce fait, le courant Icc dépendra uniquement de la résistance DC des bobines. Puisque elle est basse, le courant sera élevé, et détruira les bobines.</text:p>
      <text:p text:style-name="P18"/>
      <text:p text:style-name="P4">Carte LNA</text:p>
      <text:p text:style-name="P20">Un courant Idd entre 80 et 160 mA allumera le LNA.</text:p>
      <text:p text:style-name="P20">Un courant Idd entre 0 e 8 mA éteindra le LNA.</text:p>
      <text:p text:style-name="P21">Vdd fonctionne <text:span text:style-name="T4">typiquement </text:span>à 5V.</text:p>
      <text:p text:style-name="P22">Dans la datasheet, il est noté que pour R=2.6kOhms, Idd = 130 mA.</text:p>
      <text:p text:style-name="P22"/>
      <text:p text:style-name="P5">Filtres passe bande</text:p>
      <text:p text:style-name="P23">Il faut mettre la tension de référence de 0V <text:span text:style-name="T5">pour bien alimenter le plan de masse.</text:span></text:p>
      <text:p text:style-name="P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9:08:50.236403181</meta:creation-date>
    <dc:date>2019-07-30T11:25:31.448400273</dc:date>
    <meta:editing-duration>PT1H6M30S</meta:editing-duration>
    <meta:editing-cycles>27</meta:editing-cycles>
    <meta:generator>LibreOffice/6.0.7.3$Linux_X86_64 LibreOffice_project/00m0$Build-3</meta:generator>
    <meta:document-statistic meta:table-count="0" meta:image-count="0" meta:object-count="0" meta:page-count="1" meta:paragraph-count="29" meta:word-count="437" meta:character-count="2347" meta:non-whitespace-character-count="1937"/>
  </office:meta>
</office:document-meta>
</file>